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D1681BA78870831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kinson Hyperlegible" svg:font-family="'Atkinson Hyperlegible'" style:font-pitch="variable"/>
    <style:font-face style:name="Atkinson Hyperlegible1" svg:font-family="'Atkinson Hyperlegible'" style:font-adornments="Bold Italic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Inter" svg:font-family="Inter" style:font-adornments="Bold Italic" style:font-pitch="variable"/>
    <style:font-face style:name="Inter1" svg:font-family="Inte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33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1cm" fo:min-width="14.9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0000" loext:opacity="100%"/>
    </style:style>
    <style:style style:name="P2" style:family="paragraph">
      <loext:graphic-properties draw:fill="none"/>
      <style:paragraph-properties style:writing-mode="lr-tb"/>
      <style:text-properties fo:color="#ff0000" loext:opacity="100%"/>
    </style:style>
    <style:style style:name="P3" style:family="paragraph">
      <style:text-properties fo:color="#c9211e" loext:opacity="100%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ff0000" loext:opacity="100%" style:text-outline="true" style:font-name="Atkinson Hyperlegible" fo:font-size="36pt" fo:text-shadow="1pt 1pt" style:font-size-asian="36pt" style:font-size-complex="36pt"/>
    </style:style>
    <style:style style:name="T2" style:family="text">
      <style:text-properties fo:color="#c9211e" loext:opacity="100%" style:font-name="Atkinson Hyperlegible" fo:font-size="36pt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16.623cm" svg:height="1.582cm" draw:transform="rotate (1.5707963267949) translate (1.258cm 17.145cm)">
          <draw:text-box>
            <text:p text:style-name="P1"><text:span text:style-name="T1">Hoon School Live · Lesson 0</text:span></text:p>
          </draw:text-box>
        </draw:frame>
        <draw:frame draw:style-name="gr2" draw:text-style-name="P4" draw:layer="layout" svg:width="15.42cm" svg:height="2.911cm" draw:transform="rotate (1.5707963267949) translate (3.175cm 16.69cm)">
          <draw:text-box>
            <text:p text:style-name="P3"><text:span text:style-name="T2">Urbit Development</text:span></text:p>
            <text:p text:style-name="P3"><text:span text:style-name="T2">Preliminaries</text:span></text:p>
          </draw:text-box>
        </draw:frame>
        <draw:frame draw:style-name="gr3" draw:text-style-name="P5" draw:layer="layout" svg:width="21.844cm" svg:height="17.526cm" svg:x="6.147cm" svg:y="0cm">
          <draw:image xlink:href="Pictures/100000000000040000000300D1681BA78870831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kinson Hyperlegible" svg:font-family="'Atkinson Hyperlegible'" style:font-pitch="variable"/>
    <style:font-face style:name="Atkinson Hyperlegible1" svg:font-family="'Atkinson Hyperlegible'" style:font-adornments="Bold Italic" style:font-pitch="variable"/>
    <style:font-face style:name="Atkinson Hyperlegible2" svg:font-family="'Atkinson Hyperlegible'" style:font-adornments="Regular" style:font-pitch="variable"/>
    <style:font-face style:name="DejaVu Sans" svg:font-family="'DejaVu Sans'" style:font-family-generic="system" style:font-pitch="variable"/>
    <style:font-face style:name="Inter" svg:font-family="Inter" style:font-adornments="Bold Italic" style:font-pitch="variable"/>
    <style:font-face style:name="Inter1" svg:font-family="Inte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Ubuntu Mono" svg:font-family="'Ubuntu Mono'" style:font-pitch="fixed"/>
    <style:font-face style:name="Ubuntu Mono1" svg:font-family="'Ubuntu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02-15T11:41:31.275137442</dc:date>
    <meta:editing-duration>PT7H15M45S</meta:editing-duration>
    <meta:editing-cycles>211</meta:editing-cycles>
    <meta:generator>LibreOffice/7.2.5.2$Linux_X86_64 LibreOffice_project/20$Build-2</meta:generator>
    <meta:document-statistic meta:object-count="26"/>
  </office:meta>
</office:document-meta>
</file>